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95.94275665" calcext:value-type="float">
            <text:p>95,94275665</text:p>
          </table:table-cell>
          <table:table-cell office:value-type="float" office:value="5.355556271E-027" calcext:value-type="float">
            <text:p>5,36E-027</text:p>
          </table:table-cell>
          <table:table-cell office:value-type="float" office:value="4.479539871" calcext:value-type="float">
            <text:p>4,479539871</text:p>
          </table:table-cell>
          <table:table-cell table:style-name="ce2" table:formula="of:=([.E3]-[.E2])/[.E2]" office:value-type="float" office:value="0.00184857700622572" calcext:value-type="float">
            <text:p>0,0018485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15" calcext:value-type="float">
            <text:p>142615</text:p>
          </table:table-cell>
          <table:table-cell office:value-type="float" office:value="97.26544189" calcext:value-type="float">
            <text:p>97,26544189</text:p>
          </table:table-cell>
          <table:table-cell office:value-type="float" office:value="1.22637216E-020" calcext:value-type="float">
            <text:p>1,23E-020</text:p>
          </table:table-cell>
          <table:table-cell office:value-type="float" office:value="3.073280334" calcext:value-type="float">
            <text:p>3,07328033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15" calcext:value-type="float">
            <text:p>142615</text:p>
          </table:table-cell>
          <table:table-cell office:value-type="float" office:value="117.1680527" calcext:value-type="float">
            <text:p>117,1680527</text:p>
          </table:table-cell>
          <table:table-cell office:value-type="float" office:value="1.77374125E-022" calcext:value-type="float">
            <text:p>1,77E-022</text:p>
          </table:table-cell>
          <table:table-cell office:value-type="float" office:value="3.07516098" calcext:value-type="float">
            <text:p>3,07516098</text:p>
          </table:table-cell>
          <table:table-cell table:formula="of:=([.E5]-[.E4])/[.E4]" office:value-type="float" office:value="0.000611934413920615" calcext:value-type="float">
            <text:p>0,000611934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757" calcext:value-type="float">
            <text:p>142757</text:p>
          </table:table-cell>
          <table:table-cell office:value-type="float" office:value="117.3102722" calcext:value-type="float">
            <text:p>117,3102722</text:p>
          </table:table-cell>
          <table:table-cell office:value-type="float" office:value="1.62876197E-017" calcext:value-type="float">
            <text:p>1,63E-017</text:p>
          </table:table-cell>
          <table:table-cell office:value-type="float" office:value="2.464994907" calcext:value-type="float">
            <text:p>2,46499490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757" calcext:value-type="float">
            <text:p>142757</text:p>
          </table:table-cell>
          <table:table-cell office:value-type="float" office:value="103.4886169" calcext:value-type="float">
            <text:p>103,4886169</text:p>
          </table:table-cell>
          <table:table-cell office:value-type="float" office:value="1.627199095E-017" calcext:value-type="float">
            <text:p>1,63E-017</text:p>
          </table:table-cell>
          <table:table-cell office:value-type="float" office:value="2.465672731" calcext:value-type="float">
            <text:p>2,465672731</text:p>
          </table:table-cell>
          <table:table-cell table:style-name="ce3" table:formula="of:=([.E7]-[.E6])/[.E6]" office:value-type="float" office:value="0.000274979878487948" calcext:value-type="float">
            <text:p>0,00027497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865" calcext:value-type="float">
            <text:p>142865</text:p>
          </table:table-cell>
          <table:table-cell office:value-type="float" office:value="103.6616669" calcext:value-type="float">
            <text:p>103,6616669</text:p>
          </table:table-cell>
          <table:table-cell office:value-type="float" office:value="1.886047394E-015" calcext:value-type="float">
            <text:p>1,89E-015</text:p>
          </table:table-cell>
          <table:table-cell office:value-type="float" office:value="2.098965168" calcext:value-type="float">
            <text:p>2,09896516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865" calcext:value-type="float">
            <text:p>142865</text:p>
          </table:table-cell>
          <table:table-cell office:value-type="float" office:value="108.7199478" calcext:value-type="float">
            <text:p>108,7199478</text:p>
          </table:table-cell>
          <table:table-cell office:value-type="float" office:value="1.867724166E-015" calcext:value-type="float">
            <text:p>1,87E-015</text:p>
          </table:table-cell>
          <table:table-cell office:value-type="float" office:value="2.100503445" calcext:value-type="float">
            <text:p>2,100503445</text:p>
          </table:table-cell>
          <table:table-cell table:style-name="ce3" table:formula="of:=([.E9]-[.E8])/[.E8]" office:value-type="float" office:value="0.000732874000699144" calcext:value-type="float">
            <text:p>0,0007328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023" calcext:value-type="float">
            <text:p>143023</text:p>
          </table:table-cell>
          <table:table-cell office:value-type="float" office:value="108.7066193" calcext:value-type="float">
            <text:p>108,7066193</text:p>
          </table:table-cell>
          <table:table-cell office:value-type="float" office:value="0.00000000000009621666121" calcext:value-type="float">
            <text:p>9,62E-014</text:p>
          </table:table-cell>
          <table:table-cell office:value-type="float" office:value="1.847022533" calcext:value-type="float">
            <text:p>1,8470225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023" calcext:value-type="float">
            <text:p>143023</text:p>
          </table:table-cell>
          <table:table-cell office:value-type="float" office:value="106.0902252" calcext:value-type="float">
            <text:p>106,0902252</text:p>
          </table:table-cell>
          <table:table-cell office:value-type="float" office:value="0.00000000000009627625167" calcext:value-type="float">
            <text:p>9,63E-014</text:p>
          </table:table-cell>
          <table:table-cell office:value-type="float" office:value="1.847310662" calcext:value-type="float">
            <text:p>1,847310662</text:p>
          </table:table-cell>
          <table:table-cell table:style-name="ce3" table:formula="of:=([.E11]-[.E10])/[.E10]" office:value-type="float" office:value="0.000155996472621192" calcext:value-type="float">
            <text:p>0,00015599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75" calcext:value-type="float">
            <text:p>143075</text:p>
          </table:table-cell>
          <table:table-cell office:value-type="float" office:value="106.1218262" calcext:value-type="float">
            <text:p>106,1218262</text:p>
          </table:table-cell>
          <table:table-cell office:value-type="float" office:value="0.000000000001429121253" calcext:value-type="float">
            <text:p>1,43E-012</text:p>
          </table:table-cell>
          <table:table-cell office:value-type="float" office:value="1.657526851" calcext:value-type="float">
            <text:p>1,65752685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75" calcext:value-type="float">
            <text:p>143075</text:p>
          </table:table-cell>
          <table:table-cell office:value-type="float" office:value="106.633194" calcext:value-type="float">
            <text:p>106,633194</text:p>
          </table:table-cell>
          <table:table-cell office:value-type="float" office:value="0.000000000001420705459" calcext:value-type="float">
            <text:p>1,42E-012</text:p>
          </table:table-cell>
          <table:table-cell office:value-type="float" office:value="1.658034563" calcext:value-type="float">
            <text:p>1,658034563</text:p>
          </table:table-cell>
          <table:table-cell table:formula="of:=([.E13]-[.E12])/[.E12]" office:value-type="float" office:value="0.000306306953455262" calcext:value-type="float">
            <text:p>0,0003063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146" calcext:value-type="float">
            <text:p>143146</text:p>
          </table:table-cell>
          <table:table-cell office:value-type="float" office:value="106.5750504" calcext:value-type="float">
            <text:p>106,5750504</text:p>
          </table:table-cell>
          <table:table-cell office:value-type="float" office:value="0.00000000005792126154" calcext:value-type="float">
            <text:p>5,79E-011</text:p>
          </table:table-cell>
          <table:table-cell office:value-type="float" office:value="1.509289503" calcext:value-type="float">
            <text:p>1,50928950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146" calcext:value-type="float">
            <text:p>143146</text:p>
          </table:table-cell>
          <table:table-cell office:value-type="float" office:value="117.5371399" calcext:value-type="float">
            <text:p>117,5371399</text:p>
          </table:table-cell>
          <table:table-cell office:value-type="float" office:value="0.00000000005790774457" calcext:value-type="float">
            <text:p>5,79E-011</text:p>
          </table:table-cell>
          <table:table-cell office:value-type="float" office:value="1.509818435" calcext:value-type="float">
            <text:p>1,509818435</text:p>
          </table:table-cell>
          <table:table-cell table:formula="of:=([.E15]-[.E14])/[.E14]" office:value-type="float" office:value="0.000350450989653606" calcext:value-type="float">
            <text:p>0,0003504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241" calcext:value-type="float">
            <text:p>143241</text:p>
          </table:table-cell>
          <table:table-cell office:value-type="float" office:value="127.4512405" calcext:value-type="float">
            <text:p>127,4512405</text:p>
          </table:table-cell>
          <table:table-cell office:value-type="float" office:value="0.00000000007499367793" calcext:value-type="float">
            <text:p>7,50E-011</text:p>
          </table:table-cell>
          <table:table-cell office:value-type="float" office:value="1.389173627" calcext:value-type="float">
            <text:p>1,38917362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241" calcext:value-type="float">
            <text:p>143241</text:p>
          </table:table-cell>
          <table:table-cell office:value-type="float" office:value="218.3773804" calcext:value-type="float">
            <text:p>218,3773804</text:p>
          </table:table-cell>
          <table:table-cell office:value-type="float" office:value="0.00000000007586763162" calcext:value-type="float">
            <text:p>7,59E-011</text:p>
          </table:table-cell>
          <table:table-cell office:value-type="float" office:value="1.389807343" calcext:value-type="float">
            <text:p>1,389807343</text:p>
          </table:table-cell>
          <table:table-cell table:formula="of:=([.E17]-[.E16])/[.E16]" office:value-type="float" office:value="0.000456181997471841" calcext:value-type="float">
            <text:p>0,0004561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281" calcext:value-type="float">
            <text:p>143281</text:p>
          </table:table-cell>
          <table:table-cell office:value-type="float" office:value="201.3662262" calcext:value-type="float">
            <text:p>201,3662262</text:p>
          </table:table-cell>
          <table:table-cell office:value-type="float" office:value="0.000000005000426739" calcext:value-type="float">
            <text:p>5,00E-009</text:p>
          </table:table-cell>
          <table:table-cell office:value-type="float" office:value="1.28927815" calcext:value-type="float">
            <text:p>1,289278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281" calcext:value-type="float">
            <text:p>143281</text:p>
          </table:table-cell>
          <table:table-cell office:value-type="float" office:value="207.9924622" calcext:value-type="float">
            <text:p>207,9924622</text:p>
          </table:table-cell>
          <table:table-cell office:value-type="float" office:value="0.000000004995922787" calcext:value-type="float">
            <text:p>5,00E-009</text:p>
          </table:table-cell>
          <table:table-cell office:value-type="float" office:value="1.290029168" calcext:value-type="float">
            <text:p>1,290029168</text:p>
          </table:table-cell>
          <table:table-cell table:style-name="ce3" table:formula="of:=([.E19]-[.E18])/[.E18]" office:value-type="float" office:value="0.000582510453620969" calcext:value-type="float">
            <text:p>0,00058251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435" calcext:value-type="float">
            <text:p>143435</text:p>
          </table:table-cell>
          <table:table-cell office:value-type="float" office:value="207.9998474" calcext:value-type="float">
            <text:p>207,9998474</text:p>
          </table:table-cell>
          <table:table-cell office:value-type="float" office:value="0.00000003006572413" calcext:value-type="float">
            <text:p>3,01E-008</text:p>
          </table:table-cell>
          <table:table-cell office:value-type="float" office:value="1.202934861" calcext:value-type="float">
            <text:p>1,20293486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435" calcext:value-type="float">
            <text:p>143435</text:p>
          </table:table-cell>
          <table:table-cell office:value-type="float" office:value="206.2268982" calcext:value-type="float">
            <text:p>206,2268982</text:p>
          </table:table-cell>
          <table:table-cell office:value-type="float" office:value="0.00000003004213411" calcext:value-type="float">
            <text:p>3,00E-008</text:p>
          </table:table-cell>
          <table:table-cell office:value-type="float" office:value="1.203671217" calcext:value-type="float">
            <text:p>1,203671217</text:p>
          </table:table-cell>
          <table:table-cell table:style-name="ce3" table:formula="of:=([.E21]-[.E20])/[.E20]" office:value-type="float" office:value="0.000612132895864254" calcext:value-type="float">
            <text:p>0,00061213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497" calcext:value-type="float">
            <text:p>143497</text:p>
          </table:table-cell>
          <table:table-cell office:value-type="float" office:value="202.9133453" calcext:value-type="float">
            <text:p>202,9133453</text:p>
          </table:table-cell>
          <table:table-cell office:value-type="float" office:value="0.00000003655175007" calcext:value-type="float">
            <text:p>3,66E-008</text:p>
          </table:table-cell>
          <table:table-cell office:value-type="float" office:value="1.12883687" calcext:value-type="float">
            <text:p>1,1288368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93194506202055" calcext:value-type="float">
            <text:p>0,0005931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9:56.927236607</dc:date>
    <meta:document-statistic meta:table-count="1" meta:cell-count="121" meta:object-count="0"/>
    <meta:generator>LibreOffice/4.1.4.2$Linux_X86_64 LibreOffice_project/410m0$Build-2</meta:generator>
  </office:meta>
</office:document-meta>
</file>